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3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90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Élément 1</text:p>
          </table:table-cell>
          <table:table-cell office:value-type="string" calcext:value-type="string">
            <text:p>Élément 2</text:p>
          </table:table-cell>
          <table:table-cell table:style-name="ce1" office:value-type="string" calcext:value-type="string">
            <text:p>Niveau d’interac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ri à hérisson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hérissons sont des animaux nocturnes très friands des limaces.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Compos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animaux fournissent du dioxyde de carbone et du méthane au compost (en système clos).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Ser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’abri animal fournit de la chaleur à la serre.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Ser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animaux fournissent du dioxyde de carbone et du méthane à la serre.</text:p>
          </table:table-cell>
        </table:table-row>
        <table:table-row table:style-name="ro1">
          <table:table-cell office:value-type="string" calcext:value-type="string">
            <text:p>Abri animal</text:p>
          </table:table-cell>
          <table:table-cell office:value-type="string" calcext:value-type="string">
            <text:p>Ser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’abri animal fournit du fumier à la serre.</text:p>
          </table:table-cell>
        </table:table-row>
        <table:table-row table:style-name="ro1">
          <table:table-cell office:value-type="string" calcext:value-type="string">
            <text:p>Atelier</text:p>
          </table:table-cell>
          <table:table-cell office:value-type="string" calcext:value-type="string">
            <text:p>Toilettes sèc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’atelier fournit de la sciure pour les toilettes sèches.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Om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bâtiments fournissent de l’ombre.</text:p>
          </table:table-cell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bâtiments protègent du vent.</text:p>
          </table:table-cell>
        </table:table-row>
        <table:table-row table:style-name="ro1">
          <table:table-cell office:value-type="string" calcext:value-type="string">
            <text:p>Chemin carrossable</text:p>
          </table:table-cell>
          <table:table-cell office:value-type="string" calcext:value-type="string">
            <text:p>F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chemin sert de coupe-feu.</text:p>
          </table:table-cell>
        </table:table-row>
        <table:table-row table:style-name="ro1">
          <table:table-cell office:value-type="string" calcext:value-type="string">
            <text:p>Chemin carrossable</text:p>
          </table:table-cell>
          <table:table-cell office:value-type="string" calcext:value-type="string">
            <text:p>Gran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carrossable à la grange.</text:p>
          </table:table-cell>
        </table:table-row>
        <table:table-row table:style-name="ro1">
          <table:table-cell office:value-type="string" calcext:value-type="string">
            <text:p>Chemin carrossable</text:p>
          </table:table-cell>
          <table:table-cell office:value-type="string" calcext:value-type="string">
            <text:p>Habit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à l’habitation.</text:p>
          </table:table-cell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string" calcext:value-type="string">
            <text:p>Abri anim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à l’abri animal.</text:p>
          </table:table-cell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string" calcext:value-type="string">
            <text:p>Atel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à l’atelier.</text:p>
          </table:table-cell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string" calcext:value-type="string">
            <text:p>Point d’e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au point d’eau.</text:p>
          </table:table-cell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string" calcext:value-type="string">
            <text:p>Pota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au potager.</text:p>
          </table:table-cell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string" calcext:value-type="string">
            <text:p>Toilettes sèc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aux toilettes sèches.</text:p>
          </table:table-cell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string" calcext:value-type="string">
            <text:p>Ver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chemin fournit un accès au verger.</text:p>
          </table:table-cell>
        </table:table-row>
        <table:table-row table:style-name="ro1">
          <table:table-cell office:value-type="string" calcext:value-type="string">
            <text:p>Couloir sauvage</text:p>
          </table:table-cell>
          <table:table-cell office:value-type="string" calcext:value-type="string">
            <text:p>Forê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couloir sauvage relie la forêt et l’habitation.</text:p>
          </table:table-cell>
        </table:table-row>
        <table:table-row table:style-name="ro1">
          <table:table-cell office:value-type="string" calcext:value-type="string">
            <text:p>Couloir sauvage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éer un couloir non entretenu de la zone sauvage jusqu’à l’habitation permet de fournir de la biodiversité sur tout le terrain, en plus de fournir une belle vue.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Hau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e forêt située en hauteur permet de réduire l’écoulement et l’érosion provoqués par la pluie.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Om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arbres fournissent de l’ombre.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Plantes grimpan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arbres fournissent une structure pour les plantes grimpantes.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arbres protègent du vent.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Vue indésir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orêt cache des éléments indésirables à l’oeil.</text:p>
          </table:table-cell>
        </table:table-row>
        <table:table-row table:style-name="ro1">
          <table:table-cell office:value-type="string" calcext:value-type="string">
            <text:p>Forêt nourricière pour la volaille</text:p>
          </table:table-cell>
          <table:table-cell office:value-type="string" calcext:value-type="string">
            <text:p>Om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arbres fournissent de l’ombre.</text:p>
          </table:table-cell>
        </table:table-row>
        <table:table-row table:style-name="ro1">
          <table:table-cell office:value-type="string" calcext:value-type="string">
            <text:p>Forêt nourricière pour la volaille</text:p>
          </table:table-cell>
          <table:table-cell office:value-type="string" calcext:value-type="string">
            <text:p>Poulail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tte forêt sert de réserve de nourriture pour la volaille.</text:p>
          </table:table-cell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Abri anim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grange permet de stocker le fumier animal et la nourriture au sec.</text:p>
          </table:table-cell>
        </table:table-row>
        <table:table-row table:style-name="ro1">
          <table:table-cell office:value-type="string" calcext:value-type="string">
            <text:p>Habitation</text:p>
          </table:table-cell>
          <table:table-cell office:value-type="string" calcext:value-type="string">
            <text:p>Mi-hau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e habitation à mi-hauteur permet un équilibre entre l’abri fourni par la forêt en hauteur et la vue sur le reste du terrain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Forê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haie abrite et nourrit la faune sauvage de la forêt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Habi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 haie peut fournir de petits fruits : cassis, framboises, groseilles, mûres, …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Omb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haie fournit de l’ombre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Pot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haie aide à réguler les températures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Pot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haie favorise la biodiversité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V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haie protège du vent.</text:p>
          </table:table-cell>
        </table:table-row>
        <table:table-row table:style-name="ro1">
          <table:table-cell office:value-type="string" calcext:value-type="string">
            <text:p>Haie</text:p>
          </table:table-cell>
          <table:table-cell office:value-type="string" calcext:value-type="string">
            <text:p>Ver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haie abrite et nourrit la faune sauvage et crée une transition favorable vers le verger.</text:p>
          </table:table-cell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jardin est un lieu de détente proche de l’habitation.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Omb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ur fournit de l’ombre.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ur protège du vent.</text:p>
          </table:table-cell>
        </table:table-row>
        <table:table-row table:style-name="ro1">
          <table:table-cell office:value-type="string" calcext:value-type="string">
            <text:p>Phytoépuration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système de phytoépuration nettoie les eaux grises de l’habitation.</text:p>
          </table:table-cell>
        </table:table-row>
        <table:table-row table:style-name="ro1">
          <table:table-cell office:value-type="string" calcext:value-type="string">
            <text:p>Phytoépuration</text:p>
          </table:table-cell>
          <table:table-cell office:value-type="string" calcext:value-type="string">
            <text:p>Point d’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’eau épurée alimente le point d’eau.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Feu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Les pins brûlent très facilement.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Hab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pins fournissent des pignons comestibles.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Om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ins fournissent de l’ombre.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ins forment des brise-vent résistants.</text:p>
          </table:table-cell>
        </table:table-row>
        <table:table-row table:style-name="ro1">
          <table:table-cell office:value-type="string" calcext:value-type="string">
            <text:p>Plantes aromatiques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lantes aromatiques sont utilisées de façon quotidienne pour la cuisine.</text:p>
          </table:table-cell>
        </table:table-row>
        <table:table-row table:style-name="ro1">
          <table:table-cell office:value-type="string" calcext:value-type="string">
            <text:p>Plantes grimpantes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lantes grimpantes fournissent de l’isolation à l’habitation.</text:p>
          </table:table-cell>
        </table:table-row>
        <table:table-row table:style-name="ro1">
          <table:table-cell office:value-type="string" calcext:value-type="string">
            <text:p>Plantes médicinales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lantes médicinales servent entre autres de remèdes de première nécessité et de toniqu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B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 point d’eau en bas du terrain permet de collecter toutes les eaux s’écoulant sur celui-ci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F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oints d’eau servent de rempart face à d’éventuels incendies, et fournissent de l’eau pour l’extinction du feu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Hau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 point d’eau en amont permet de stocker les eaux qui s’écoulent depuis les hauteurs, et d’utiliser facilement celle-ci en usant de la gravité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Mi-hau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 point d’eau situé à mi-hauteur permet de collecter une importante quantité d’eau et une utilisation par gravité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grenouilles, crapauds et salamandres qui s’établissent dans le point d’eau se nourrissent entre autres de limac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 point d’eau réfléchit les rayons du soleil, ce qui fournit lumière et chaleur aux plant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 point d’eau apporte de la biodiversité à proximité des culture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Remise à outi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point d’eau peut être utilisé pour y laver les outils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Sole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oints d’eau absorbent la chaleur et reflètent la lumière.</text:p>
          </table:table-cell>
        </table:table-row>
        <table:table-row table:style-name="ro1">
          <table:table-cell office:value-type="string" calcext:value-type="string">
            <text:p>Potager</text:p>
          </table:table-cell>
          <table:table-cell office:value-type="string" calcext:value-type="string">
            <text:p>Compost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potager fournit de la matière organique à composter.</text:p>
          </table:table-cell>
        </table:table-row>
        <table:table-row table:style-name="ro1">
          <table:table-cell office:value-type="string" calcext:value-type="string">
            <text:p>Potager</text:p>
          </table:table-cell>
          <table:table-cell office:value-type="string" calcext:value-type="string">
            <text:p>Sole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lantes ont besoin de soleil pour pousser.</text:p>
          </table:table-cell>
        </table:table-row>
        <table:table-row table:style-name="ro1">
          <table:table-cell office:value-type="string" calcext:value-type="string">
            <text:p>Potager</text:p>
          </table:table-cell>
          <table:table-cell office:value-type="string" calcext:value-type="string">
            <text:p>Vent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Abriter le potager du vent limite l’évaporation en été, et augmente sa température en hiver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Feu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Le poulet carbonisé sent moins bon que le poulet rôti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Hab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poulailler fournit des œufs de façon plus ou moins quotidienne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Habi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poulailler demande une visite hebdomadaire pour traiter la nourriture des animaux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Hab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fumier du poulailler doit être traité toutes les deux à trois semaines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oules fertilisent le terrain et le rendent prêt à être cultivé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oules éliminent les ravageurs du potager. Pour éviter qu’elles ne détruisent les plantes, il faut leur aménager des parcours entre les cultures ou les lâcher en fin de saison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Ru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poules protègent les abeilles du frelon asiatique, qui guette les abeilles en vol stationnaire à la sortie de la ruche.</text:p>
          </table:table-cell>
        </table:table-row>
        <table:table-row table:style-name="ro1">
          <table:table-cell office:value-type="string" calcext:value-type="string">
            <text:p>Poulailler</text:p>
          </table:table-cell>
          <table:table-cell office:value-type="string" calcext:value-type="string">
            <text:p>Vent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Le poulailler devrait être protégé du vent.</text:p>
          </table:table-cell>
        </table:table-row>
        <table:table-row table:style-name="ro1">
          <table:table-cell office:value-type="string" calcext:value-type="string">
            <text:p>Prairie fleurie</text:p>
          </table:table-cell>
          <table:table-cell office:value-type="string" calcext:value-type="string">
            <text:p>Chemin pédest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prairie fleurie fournit un spectacle à la fois visuel et olfactif au passant.</text:p>
          </table:table-cell>
        </table:table-row>
        <table:table-row table:style-name="ro1">
          <table:table-cell office:value-type="string" calcext:value-type="string">
            <text:p>Prairie fleurie</text:p>
          </table:table-cell>
          <table:table-cell office:value-type="string" calcext:value-type="string">
            <text:p>Hab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fleurs offrent une belle vue depuis l’habitation.</text:p>
          </table:table-cell>
        </table:table-row>
        <table:table-row table:style-name="ro1">
          <table:table-cell office:value-type="string" calcext:value-type="string">
            <text:p>Prairie fleurie</text:p>
          </table:table-cell>
          <table:table-cell office:value-type="string" calcext:value-type="string">
            <text:p>Pota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uge pour de nombreux insectes bénéfiques au jardin.</text:p>
          </table:table-cell>
        </table:table-row>
        <table:table-row table:style-name="ro1">
          <table:table-cell office:value-type="string" calcext:value-type="string">
            <text:p>Prairie fleurie</text:p>
          </table:table-cell>
          <table:table-cell office:value-type="string" calcext:value-type="string">
            <text:p>Pota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ire les insecte pollinisateurs, qui vont également polliniser le potager et augmenter la production de fruits.</text:p>
          </table:table-cell>
        </table:table-row>
        <table:table-row table:style-name="ro1">
          <table:table-cell office:value-type="string" calcext:value-type="string">
            <text:p>Prairie fleurie</text:p>
          </table:table-cell>
          <table:table-cell office:value-type="string" calcext:value-type="string">
            <text:p>Ver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ire les insecte pollinisateurs, qui vont également polliniser le verger et augmenter la production de fruits.</text:p>
          </table:table-cell>
        </table:table-row>
        <table:table-row table:style-name="ro1">
          <table:table-cell office:value-type="string" calcext:value-type="string">
            <text:p>Remise à outils</text:p>
          </table:table-cell>
          <table:table-cell office:value-type="string" calcext:value-type="string">
            <text:p>Pot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cker les outils près du potager limite leur besoin de transport.</text:p>
          </table:table-cell>
        </table:table-row>
        <table:table-row table:style-name="ro1">
          <table:table-cell office:value-type="string" calcext:value-type="string">
            <text:p>Remise à outils</text:p>
          </table:table-cell>
          <table:table-cell office:value-type="string" calcext:value-type="string">
            <text:p>Ver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cker les outils près du verger limite leur besoin de transport.</text:p>
          </table:table-cell>
        </table:table-row>
        <table:table-row table:style-name="ro1">
          <table:table-cell office:value-type="string" calcext:value-type="string">
            <text:p>Ruche</text:p>
          </table:table-cell>
          <table:table-cell office:value-type="string" calcext:value-type="string">
            <text:p>Habi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été, les abeilles demandent une heure par semaine pour s’occuper d’elles et récolter leur miel.</text:p>
          </table:table-cell>
        </table:table-row>
        <table:table-row table:style-name="ro1">
          <table:table-cell office:value-type="string" calcext:value-type="string">
            <text:p>Ruche</text:p>
          </table:table-cell>
          <table:table-cell office:value-type="string" calcext:value-type="string">
            <text:p>Pota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abeilles pollinisent les plantes présentes dans le potager.</text:p>
          </table:table-cell>
        </table:table-row>
        <table:table-row table:style-name="ro1">
          <table:table-cell office:value-type="string" calcext:value-type="string">
            <text:p>Ruche</text:p>
          </table:table-cell>
          <table:table-cell office:value-type="string" calcext:value-type="string">
            <text:p>Prairie fleu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abeilles butinent les fleurs de cette prairie.</text:p>
          </table:table-cell>
        </table:table-row>
        <table:table-row table:style-name="ro1">
          <table:table-cell office:value-type="string" calcext:value-type="string">
            <text:p>Serre</text:p>
          </table:table-cell>
          <table:table-cell office:value-type="string" calcext:value-type="string">
            <text:p>Abri anim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serre fournit de la chaleur à l’abri animal.</text:p>
          </table:table-cell>
        </table:table-row>
        <table:table-row table:style-name="ro1">
          <table:table-cell office:value-type="string" calcext:value-type="string">
            <text:p>Serre</text:p>
          </table:table-cell>
          <table:table-cell office:value-type="string" calcext:value-type="string">
            <text:p>Sole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serre a besoin de soleil pour être efficace.</text:p>
          </table:table-cell>
        </table:table-row>
        <table:table-row table:style-name="ro1">
          <table:table-cell office:value-type="string" calcext:value-type="string">
            <text:p>Serre-véranda</text:p>
          </table:table-cell>
          <table:table-cell office:value-type="string" calcext:value-type="string">
            <text:p>Habi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serre-véranda fournit de la chaleur au bâtiment auquel elle est adossée.</text:p>
          </table:table-cell>
        </table:table-row>
        <table:table-row table:style-name="ro1">
          <table:table-cell office:value-type="string" calcext:value-type="string">
            <text:p>Serre-véranda</text:p>
          </table:table-cell>
          <table:table-cell office:value-type="string" calcext:value-type="string">
            <text:p>Sole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serre-véranda a besoin de soleil.</text:p>
          </table:table-cell>
        </table:table-row>
        <table:table-row table:style-name="ro1">
          <table:table-cell office:value-type="string" calcext:value-type="string">
            <text:p>Toilettes sèches</text:p>
          </table:table-cell>
          <table:table-cell office:value-type="string" calcext:value-type="string">
            <text:p>Forê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toilettes sèches fournissent du compost aux arbres.</text:p>
          </table:table-cell>
        </table:table-row>
        <table:table-row table:style-name="ro1">
          <table:table-cell office:value-type="string" calcext:value-type="string">
            <text:p>Toilettes sèches</text:p>
          </table:table-cell>
          <table:table-cell office:value-type="string" calcext:value-type="string">
            <text:p>Ha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toilettes sèches fournissent du compost à la haie.</text:p>
          </table:table-cell>
        </table:table-row>
        <table:table-row table:style-name="ro1">
          <table:table-cell office:value-type="string" calcext:value-type="string">
            <text:p>Toilettes sèches</text:p>
          </table:table-cell>
          <table:table-cell office:value-type="string" calcext:value-type="string">
            <text:p>Prairie fleu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toilettes sèches fournissent du compost aux fleurs de la prairie.</text:p>
          </table:table-cell>
        </table:table-row>
        <table:table-row table:style-name="ro1">
          <table:table-cell office:value-type="string" calcext:value-type="string">
            <text:p>Toilettes sèches</text:p>
          </table:table-cell>
          <table:table-cell office:value-type="string" calcext:value-type="string">
            <text:p>Prairie fleu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s fleurs offrent une belle vue depuis les toilettes sèches.</text:p>
          </table:table-cell>
        </table:table-row>
        <table:table-row table:style-name="ro1">
          <table:table-cell office:value-type="string" calcext:value-type="string">
            <text:p>Treillage</text:p>
          </table:table-cell>
          <table:table-cell office:value-type="string" calcext:value-type="string">
            <text:p>Plantes grimpan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treillage fournit une structure pour les plantes grimpantes.</text:p>
          </table:table-cell>
        </table:table-row>
        <table:table-row table:style-name="ro1">
          <table:table-cell office:value-type="string" calcext:value-type="string">
            <text:p>Verger</text:p>
          </table:table-cell>
          <table:table-cell office:value-type="string" calcext:value-type="string">
            <text:p>Forê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verger et la forêt sont des biotopes proches qui ont beaucoup à gagner à être proches l’un de l’autre.</text:p>
          </table:table-cell>
        </table:table-row>
        <table:table-row table:style-name="ro1">
          <table:table-cell office:value-type="string" calcext:value-type="string">
            <text:p>Verger</text:p>
          </table:table-cell>
          <table:table-cell office:value-type="string" calcext:value-type="string">
            <text:p>Hab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verger fournit des fruits aux habitants du domaine.</text:p>
          </table:table-cell>
        </table:table-row>
        <table:table-row table:style-name="ro1">
          <table:table-cell office:value-type="string" calcext:value-type="string">
            <text:p>Verger</text:p>
          </table:table-cell>
          <table:table-cell office:value-type="string" calcext:value-type="string">
            <text:p>Om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 verger fournit de l’ombre.</text:p>
          </table:table-cell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D9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1:23:45.537910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27:23.418752070</meta:creation-date>
    <meta:generator>LibreOffice/6.0.7.3$Linux_X86_64 LibreOffice_project/00m0$Build-3</meta:generator>
    <dc:date>2020-03-11T11:23:57.882634557</dc:date>
    <meta:editing-duration>P1DT1H31M22S</meta:editing-duration>
    <meta:editing-cycles>46</meta:editing-cycles>
    <meta:document-statistic meta:table-count="1" meta:cell-count="360" meta:object-count="0"/>
  </office:meta>
</office:document-meta>
</file>